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28372DFADD063DC3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7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8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9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0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1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2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3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34ac6"/>
    </style:style>
    <style:style style:name="P14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5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6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7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8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19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20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2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2" style:family="paragraph" style:parent-style-name="Heading_20_1">
      <style:paragraph-properties fo:line-height="110%"/>
    </style:style>
    <style:style style:name="T1" style:family="text">
      <style:text-properties fo:font-weight="bold" officeooo:rsid="0020377e" style:font-weight-asian="bold" style:font-weight-complex="bold"/>
    </style:style>
    <style:style style:name="T2" style:family="text">
      <style:text-properties fo:font-weight="normal" officeooo:rsid="0020377e" style:font-weight-asian="normal" style:font-weight-complex="normal"/>
    </style:style>
    <style:style style:name="T3" style:family="text">
      <style:text-properties officeooo:rsid="00167aa8"/>
    </style:style>
    <style:style style:name="T4" style:family="text">
      <style:text-properties officeooo:rsid="002122b2"/>
    </style:style>
    <style:style style:name="T5" style:family="text">
      <style:text-properties officeooo:rsid="00205435"/>
    </style:style>
    <style:style style:name="T6" style:family="text">
      <style:text-properties officeooo:rsid="000773a3"/>
    </style:style>
    <style:style style:name="T7" style:family="text">
      <style:text-properties officeooo:rsid="002a2fad"/>
    </style:style>
    <style:style style:name="T8" style:family="text">
      <style:text-properties officeooo:rsid="0010c07c"/>
    </style:style>
    <style:style style:name="T9" style:family="text">
      <style:text-properties fo:font-weight="bold" officeooo:rsid="0010c07c" style:font-weight-asian="bold" style:font-weight-complex="bold"/>
    </style:style>
    <style:style style:name="T10" style:family="text">
      <style:text-properties fo:font-weight="normal" officeooo:rsid="0010c07c" style:font-weight-asian="normal" style:font-weight-complex="normal"/>
    </style:style>
    <style:style style:name="T11" style:family="text">
      <style:text-properties fo:font-weight="normal" officeooo:rsid="00167aa8" style:font-weight-asian="normal" style:font-weight-complex="normal"/>
    </style:style>
    <style:style style:name="T12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4" style:family="text">
      <style:text-properties officeooo:rsid="001135ca"/>
    </style:style>
    <style:style style:name="T15" style:family="text">
      <style:text-properties officeooo:rsid="001c643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4c4c4c"/>
    </style:style>
    <style:style style:name="T18" style:family="text">
      <style:text-properties fo:color="#4c4c4c" style:font-name="Times New Roman2"/>
    </style:style>
    <style:style style:name="T19" style:family="text">
      <style:text-properties fo:color="#4c4c4c" style:font-name="Times New Roman2" officeooo:rsid="002be605"/>
    </style:style>
    <style:style style:name="T20" style:family="text">
      <style:text-properties fo:color="#4c4c4c" officeooo:rsid="001b802b"/>
    </style:style>
    <style:style style:name="T21" style:family="text">
      <style:text-properties fo:color="#4c4c4c" officeooo:rsid="0023de15"/>
    </style:style>
    <style:style style:name="T22" style:family="text">
      <style:text-properties fo:color="#4c4c4c" officeooo:rsid="003cc0b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0377e" style:font-weight-asian="bold" style:font-weight-complex="bold"/>
    </style:style>
    <style:style style:name="T25" style:family="text">
      <style:text-properties fo:font-weight="bold" officeooo:rsid="0010c07c" style:font-weight-asian="bold" style:font-weight-complex="bold"/>
    </style:style>
    <style:style style:name="T26" style:family="text">
      <style:text-properties fo:font-weight="bold" officeooo:rsid="002122b2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0377e" style:font-weight-asian="normal" style:font-weight-complex="normal"/>
    </style:style>
    <style:style style:name="T29" style:family="text">
      <style:text-properties fo:font-weight="normal" officeooo:rsid="0010c07c" style:font-weight-asian="normal" style:font-weight-complex="normal"/>
    </style:style>
    <style:style style:name="T30" style:family="text">
      <style:text-properties fo:font-weight="normal" officeooo:rsid="00167aa8" style:font-weight-asian="normal" style:font-weight-complex="normal"/>
    </style:style>
    <style:style style:name="T31" style:family="text">
      <style:text-properties officeooo:rsid="00167aa8"/>
    </style:style>
    <style:style style:name="T32" style:family="text">
      <style:text-properties officeooo:rsid="002122b2"/>
    </style:style>
    <style:style style:name="T33" style:family="text">
      <style:text-properties officeooo:rsid="00205435"/>
    </style:style>
    <style:style style:name="T34" style:family="text">
      <style:text-properties officeooo:rsid="000773a3"/>
    </style:style>
    <style:style style:name="T35" style:family="text">
      <style:text-properties officeooo:rsid="002a2fad"/>
    </style:style>
    <style:style style:name="T36" style:family="text">
      <style:text-properties officeooo:rsid="0010c07c"/>
    </style:style>
    <style:style style:name="T37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1135ca"/>
    </style:style>
    <style:style style:name="T41" style:family="text">
      <style:text-properties officeooo:rsid="001c643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0773a3" style:font-style-asian="normal" style:font-style-complex="normal"/>
    </style:style>
    <style:style style:name="T44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48" style:family="text">
      <style:text-properties officeooo:rsid="000dd52f"/>
    </style:style>
    <style:style style:name="T49" style:family="text">
      <style:text-properties officeooo:rsid="000e67c4"/>
    </style:style>
    <style:style style:name="T50" style:family="text">
      <style:text-properties officeooo:rsid="000f9681"/>
    </style:style>
    <style:style style:name="T51" style:family="text">
      <style:text-properties officeooo:rsid="00115952"/>
    </style:style>
    <style:style style:name="T52" style:family="text">
      <style:text-properties officeooo:rsid="0017e2f7"/>
    </style:style>
    <style:style style:name="T53" style:family="text">
      <style:text-properties officeooo:rsid="001ccb36"/>
    </style:style>
    <style:style style:name="T54" style:family="text">
      <style:text-properties officeooo:rsid="001d9ce8"/>
    </style:style>
    <style:style style:name="T55" style:family="text">
      <style:text-properties style:font-name="Times New Roman1" fo:font-size="12pt" fo:font-weight="normal" style:font-weight-asian="normal" style:font-weight-complex="normal"/>
    </style:style>
    <style:style style:name="T56" style:family="text">
      <style:text-properties officeooo:rsid="00290314"/>
    </style:style>
    <style:style style:name="T57" style:family="text">
      <style:text-properties officeooo:rsid="000e8e9d"/>
    </style:style>
    <style:style style:name="T58" style:family="text">
      <style:text-properties officeooo:rsid="00304761"/>
    </style:style>
    <style:style style:name="T59" style:family="text">
      <style:text-properties officeooo:rsid="0012912f"/>
    </style:style>
    <style:style style:name="T60" style:family="text">
      <style:text-properties officeooo:rsid="0032f31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362306560" text:id="ct362306560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362306440" text:id="ct362306440">
          <text:deletion>
            <office:change-info>
              <dc:creator>Unbekannter Autor</dc:creator>
              <dc:date>2015-08-13T12:23:00</dc:date>
            </office:change-info>
            <text:p text:style-name="P1"><text:span text:style-name="T1"><text:s/>under</text:span><text:span text:style-name="T2"> </text:span></text:p>
          </text:deletion>
        </text:changed-region>
        <text:changed-region xml:id="ct362306320" text:id="ct362306320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362306200" text:id="ct362306200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362306080" text:id="ct36230608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2305840" text:id="ct362305840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362305360" text:id="ct36230536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2304880" text:id="ct362304880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362304400" text:id="ct36230440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2302960" text:id="ct362302960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362306680" text:id="ct36230668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2306800" text:id="ct362306800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362306920" text:id="ct36230692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2307040" text:id="ct362307040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362307160" text:id="ct36230716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2307280" text:id="ct362307280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362307520" text:id="ct36230752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2307640" text:id="ct362307640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362307760" text:id="ct36230776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2307880" text:id="ct362307880">
          <text:deletion>
            <office:change-info>
              <dc:creator>Unbekannter Autor</dc:creator>
              <dc:date>2015-08-13T12:24:00</dc:date>
            </office:change-info>
            <text:p text:style-name="P2"><text:span text:style-name="T3">D</text:span></text:p>
          </text:deletion>
        </text:changed-region>
        <text:changed-region xml:id="ct362308000" text:id="ct36230800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2308120" text:id="ct362308120">
          <text:deletion>
            <office:change-info>
              <dc:creator>Unbekannter Autor</dc:creator>
              <dc:date>2015-08-13T12:24:00</dc:date>
            </office:change-info>
            <text:p text:style-name="P2"><text:span text:style-name="T3">A</text:span></text:p>
          </text:deletion>
        </text:changed-region>
        <text:changed-region xml:id="ct362308240" text:id="ct36230824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2308360" text:id="ct36230836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62308480" text:id="ct362308480">
          <text:deletion>
            <office:change-info>
              <dc:creator>Unbekannter Autor</dc:creator>
              <dc:date>2015-08-13T12:25:00</dc:date>
            </office:change-info>
            <text:p text:style-name="P2"><text:span text:style-name="T4">es</text:span></text:p>
          </text:deletion>
        </text:changed-region>
        <text:changed-region xml:id="ct362307400" text:id="ct36230740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62308600" text:id="ct362308600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362308720" text:id="ct36230872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62308840" text:id="ct362308840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362308960" text:id="ct36230896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62309200" text:id="ct362309200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362309320" text:id="ct36230932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63920680" text:id="ct363920680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362309440" text:id="ct362309440">
          <text:deletion>
            <office:change-info>
              <dc:creator>Unbekannter Autor</dc:creator>
              <dc:date>2015-08-13T11:45:00</dc:date>
            </office:change-info>
            <text:p text:style-name="P3">4</text:p>
          </text:deletion>
        </text:changed-region>
        <text:changed-region xml:id="ct410047880" text:id="ct410047880">
          <text:insertion>
            <office:change-info>
              <dc:creator>Wiebke Oeltjen</dc:creator>
              <dc:date>2018-10-02T19:14:00</dc:date>
            </office:change-info>
          </text:insertion>
        </text:changed-region>
        <text:changed-region xml:id="ct363921040" text:id="ct363921040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363920920" text:id="ct363920920">
          <text:deletion>
            <office:change-info>
              <dc:creator>Unbekannter Autor</dc:creator>
              <dc:date>2015-08-13T11:45:00</dc:date>
            </office:change-info>
            <text:p text:style-name="P3">6</text:p>
          </text:deletion>
        </text:changed-region>
        <text:changed-region xml:id="ct363921160" text:id="ct363921160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363921280" text:id="ct363921280">
          <text:deletion>
            <office:change-info>
              <dc:creator>Wiebke Oeltjen</dc:creator>
              <dc:date>2017-07-13T17:19:00</dc:date>
            </office:change-info>
            <text:p text:style-name="P3"><text:s/></text:p>
          </text:deletion>
        </text:changed-region>
        <text:changed-region xml:id="ct363921400" text:id="ct363921400">
          <text:insertion>
            <office:change-info>
              <dc:creator>Wiebke Oeltjen</dc:creator>
              <dc:date>2017-07-13T17:20:00</dc:date>
            </office:change-info>
          </text:insertion>
        </text:changed-region>
        <text:changed-region xml:id="ct410047160" text:id="ct410047160">
          <text:insertion>
            <office:change-info>
              <dc:creator>Wiebke Oeltjen</dc:creator>
              <dc:date>2018-10-02T19:16:00</dc:date>
            </office:change-info>
          </text:insertion>
        </text:changed-region>
        <text:changed-region xml:id="ct363921520" text:id="ct363921520">
          <text:insertion>
            <office:change-info>
              <dc:creator>Wiebke Oeltjen</dc:creator>
              <dc:date>2017-07-13T17:19:00</dc:date>
            </office:change-info>
          </text:insertion>
        </text:changed-region>
        <text:changed-region xml:id="ct363921760" text:id="ct363921760">
          <text:deletion>
            <office:change-info>
              <dc:creator>Wiebke Oeltjen</dc:creator>
              <dc:date>2017-05-30T17:05:00</dc:date>
            </office:change-info>
            <text:p text:style-name="P2"><text:span text:style-name="T6">6</text:span></text:p>
          </text:deletion>
        </text:changed-region>
        <text:changed-region xml:id="ct363921640" text:id="ct363921640">
          <text:deletion>
            <office:change-info>
              <dc:creator>Unbekannter Autor</dc:creator>
              <dc:date>2016-02-25T17:23:00</dc:date>
            </office:change-info>
            <text:p text:style-name="P2"><text:span text:style-name="T6">5</text:span></text:p>
          </text:deletion>
        </text:changed-region>
        <text:changed-region xml:id="ct362303920" text:id="ct362303920">
          <text:insertion>
            <office:change-info>
              <dc:creator>Wiebke Oeltjen</dc:creator>
              <dc:date>2018-10-02T19:15:00</dc:date>
            </office:change-info>
          </text:insertion>
        </text:changed-region>
        <text:changed-region xml:id="ct363922360" text:id="ct363922360">
          <text:deletion>
            <office:change-info>
              <dc:creator>Wiebke Oeltjen</dc:creator>
              <dc:date>2016-07-19T12:49:00</dc:date>
            </office:change-info>
            <text:p text:style-name="P2"><text:span text:style-name="T6">2</text:span></text:p>
          </text:deletion>
        </text:changed-region>
        <text:changed-region xml:id="ct363922240" text:id="ct363922240">
          <text:deletion>
            <office:change-info>
              <dc:creator>Wiebke Oeltjen</dc:creator>
              <dc:date>2017-02-02T15:45:00</dc:date>
            </office:change-info>
            <text:p text:style-name="P2"><text:span text:style-name="T6">0</text:span></text:p>
          </text:deletion>
        </text:changed-region>
        <text:changed-region xml:id="ct363922120" text:id="ct363922120">
          <text:deletion>
            <office:change-info>
              <dc:creator>Unbekannter Autor</dc:creator>
              <dc:date>2015-08-13T11:45:00</dc:date>
            </office:change-info>
            <text:p text:style-name="P2"><text:span text:style-name="T6">2</text:span></text:p>
          </text:deletion>
        </text:changed-region>
        <text:changed-region xml:id="ct363922000" text:id="ct363922000">
          <text:deletion>
            <office:change-info>
              <dc:creator>Unbekannter Autor</dc:creator>
              <dc:date>2016-01-21T17:29:00</dc:date>
            </office:change-info>
            <text:p text:style-name="P2"><text:span text:style-name="T6">0</text:span></text:p>
          </text:deletion>
        </text:changed-region>
        <text:changed-region xml:id="ct363922480" text:id="ct363922480">
          <text:insertion>
            <office:change-info>
              <dc:creator>Wiebke Oeltjen</dc:creator>
              <dc:date>2017-05-30T17:05:00</dc:date>
            </office:change-info>
          </text:insertion>
        </text:changed-region>
        <text:changed-region xml:id="ct410882496" text:id="ct410882496">
          <text:insertion>
            <office:change-info>
              <dc:creator>Wiebke Oeltjen</dc:creator>
              <dc:date>2018-10-02T19:16:00</dc:date>
            </office:change-info>
          </text:insertion>
        </text:changed-region>
        <text:changed-region xml:id="ct363922720" text:id="ct363922720">
          <text:deletion>
            <office:change-info>
              <dc:creator>Wiebke Oeltjen</dc:creator>
              <dc:date>2017-05-11T18:06:00</dc:date>
            </office:change-info>
            <text:p text:style-name="P4">Windows, Unix, Linux, Mac OS X</text:p>
          </text:deletion>
        </text:changed-region>
        <text:changed-region xml:id="ct363922840" text:id="ct363922840">
          <text:insertion>
            <office:change-info>
              <dc:creator>Wiebke Oeltjen</dc:creator>
              <dc:date>2017-05-11T18:06:00</dc:date>
            </office:change-info>
          </text:insertion>
        </text:changed-region>
        <text:changed-region xml:id="ct363922960" text:id="ct363922960">
          <text:deletion>
            <office:change-info>
              <dc:creator>Unbekannter Autor</dc:creator>
              <dc:date>2015-08-13T12:26:00</dc:date>
            </office:change-info>
            <text:p text:style-name="P5">A</text:p>
          </text:deletion>
        </text:changed-region>
        <text:changed-region xml:id="ct363923080" text:id="ct363923080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363923200" text:id="ct363923200">
          <text:deletion>
            <office:change-info>
              <dc:creator>Unbekannter Autor</dc:creator>
              <dc:date>2015-08-13T12:26:00</dc:date>
            </office:change-info>
            <text:p text:style-name="P5">S</text:p>
          </text:deletion>
        </text:changed-region>
        <text:changed-region xml:id="ct363923320" text:id="ct363923320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363923440" text:id="ct363923440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363923560" text:id="ct363923560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363923680" text:id="ct363923680">
          <text:deletion>
            <office:change-info>
              <dc:creator>Unbekannter Autor</dc:creator>
              <dc:date>2015-08-13T12:27:00</dc:date>
            </office:change-info>
            <text:p text:style-name="P5"><text:s/>(is <text:s/>included)</text:p>
          </text:deletion>
        </text:changed-region>
        <text:changed-region xml:id="ct363923800" text:id="ct363923800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363923920" text:id="ct363923920">
          <text:deletion>
            <office:change-info>
              <dc:creator>Wiebke Oeltjen</dc:creator>
              <dc:date>2016-07-19T12:49:00</dc:date>
            </office:change-info>
            <text:p text:style-name="P5"><text:span text:style-name="T6">7</text:span></text:p>
          </text:deletion>
        </text:changed-region>
        <text:changed-region xml:id="ct363924040" text:id="ct363924040">
          <text:insertion>
            <office:change-info>
              <dc:creator>Wiebke Oeltjen</dc:creator>
              <dc:date>2016-07-19T12:49:00</dc:date>
            </office:change-info>
          </text:insertion>
        </text:changed-region>
        <text:changed-region xml:id="ct363924160" text:id="ct363924160">
          <text:deletion>
            <office:change-info>
              <dc:creator>Wiebke Oeltjen</dc:creator>
              <dc:date>2016-07-19T13:21:00</dc:date>
            </office:change-info>
            <text:p text:style-name="P5">,</text:p>
          </text:deletion>
        </text:changed-region>
        <text:changed-region xml:id="ct363924280" text:id="ct363924280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363924400" text:id="ct363924400">
          <text:deletion>
            <office:change-info>
              <dc:creator>Wiebke Oeltjen</dc:creator>
              <dc:date>2016-07-19T13:22:00</dc:date>
            </office:change-info>
            <text:p text:style-name="P5"><text:s/></text:p>
          </text:deletion>
        </text:changed-region>
        <text:changed-region xml:id="ct363924520" text:id="ct363924520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363924640" text:id="ct363924640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363924760" text:id="ct363924760">
          <text:deletion>
            <office:change-info>
              <dc:creator>Wiebke Oeltjen</dc:creator>
              <dc:date>2017-05-12T13:49:00</dc:date>
            </office:change-info>
            <text:p text:style-name="P5"><text:span text:style-name="T7">Apache Ant, </text:span></text:p>
          </text:deletion>
        </text:changed-region>
        <text:changed-region xml:id="ct363924880" text:id="ct363924880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363925000" text:id="ct363925000">
          <text:deletion>
            <office:change-info>
              <dc:creator>Wiebke Oeltjen</dc:creator>
              <dc:date>2017-05-12T13:49:00</dc:date>
            </office:change-info>
            <text:p text:style-name="P5"><text:span text:style-name="T7">, SVN client </text:span></text:p>
          </text:deletion>
        </text:changed-region>
        <text:changed-region xml:id="ct363925120" text:id="ct363925120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363925240" text:id="ct363925240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363925360" text:id="ct363925360">
          <text:insertion>
            <office:change-info>
              <dc:creator>Wiebke Oeltjen</dc:creator>
              <dc:date>2017-05-12T13:48:00</dc:date>
            </office:change-info>
          </text:insertion>
        </text:changed-region>
        <text:changed-region xml:id="ct363925480" text:id="ct363925480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363925600" text:id="ct363925600">
          <text:deletion>
            <office:change-info>
              <dc:creator>Wiebke Oeltjen</dc:creator>
              <dc:date>2017-05-11T17:54:00</dc:date>
            </office:change-info>
            <text:p text:style-name="P6"/>
            <text:p text:style-name="P6"><text:span text:style-name="T8">Example</text:span> application:<text:tab/><text:span text:style-name="T9">MIR</text:span><text:span text:style-name="T10">, </text:span><text:span text:style-name="T11">that is the </text:span><text:span text:style-name="T12">M</text:span><text:span text:style-name="T13">ODS</text:span><text:span text:style-name="T12"> Institutional Repository, </text:span>http://mycore.<text:span text:style-name="T3">org</text:span>/<text:span text:style-name="T14">mir</text:span> </text:p>
          </text:deletion>
        </text:changed-region>
        <text:changed-region xml:id="ct363925720" text:id="ct363925720">
          <text:insertion>
            <office:change-info>
              <dc:creator>Wiebke Oeltjen</dc:creator>
              <dc:date>2017-05-12T14:03:00</dc:date>
            </office:change-info>
          </text:insertion>
        </text:changed-region>
        <text:changed-region xml:id="ct363925840" text:id="ct363925840">
          <text:deletion>
            <office:change-info>
              <dc:creator>Wiebke Oeltjen</dc:creator>
              <dc:date>2017-02-02T16:38:00</dc:date>
            </office:change-info>
            <text:p text:style-name="P7"><text:span text:style-name="T15">handle</text:span></text:p>
          </text:deletion>
        </text:changed-region>
        <text:changed-region xml:id="ct363925960" text:id="ct363925960">
          <text:insertion>
            <office:change-info>
              <dc:creator>Wiebke Oeltjen</dc:creator>
              <dc:date>2017-02-02T16:38:00</dc:date>
            </office:change-info>
          </text:insertion>
        </text:changed-region>
        <text:changed-region xml:id="ct363926080" text:id="ct363926080">
          <text:deletion>
            <office:change-info>
              <dc:creator>Wiebke Oeltjen</dc:creator>
              <dc:date>2017-05-12T13:51:00</dc:date>
            </office:change-info>
            <text:p text:style-name="P7"><text:span text:style-name="T16"><text:s/></text:span></text:p>
          </text:deletion>
        </text:changed-region>
        <text:changed-region xml:id="ct363926200" text:id="ct363926200">
          <text:insertion>
            <office:change-info>
              <dc:creator>Wiebke Oeltjen</dc:creator>
              <dc:date>2017-05-12T13:51:00</dc:date>
            </office:change-info>
          </text:insertion>
        </text:changed-region>
        <text:changed-region xml:id="ct363926320" text:id="ct363926320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363926560" text:id="ct363926560">
          <text:insertion>
            <office:change-info>
              <dc:creator>Wiebke Oeltjen</dc:creator>
              <dc:date>2017-05-11T17:57:00</dc:date>
            </office:change-info>
          </text:insertion>
        </text:changed-region>
        <text:changed-region xml:id="ct363926680" text:id="ct363926680">
          <text:insertion>
            <office:change-info>
              <dc:creator>Wiebke Oeltjen</dc:creator>
              <dc:date>2017-05-11T17:58:00</dc:date>
            </office:change-info>
          </text:insertion>
        </text:changed-region>
        <text:changed-region xml:id="ct363926920" text:id="ct363926920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363927040" text:id="ct363927040">
          <text:insertion>
            <office:change-info>
              <dc:creator>Wiebke Oeltjen</dc:creator>
              <dc:date>2017-05-12T14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draw:frame draw:style-name="fr1" draw:name="Grafik1" text:anchor-type="paragraph" svg:x="12.467cm" svg:y="-0.339cm" svg:width="4.5cm" svg:height="1.06cm" draw:z-index="0"><draw:image xlink:href="Pictures/10000000000000AA00000028372DFADD063DC3F7.png" xlink:type="simple" xlink:show="embed" xlink:actuate="onLoad"/></draw:frame>MyCoRe data sheet </text:h>
      <text:p text:style-name="P2">MyCoRe:<text:tab/><text:span text:style-name="T23">My</text:span> <text:span text:style-name="T23">Co</text:span>ntent <text:span text:style-name="T23">Re</text:span>pository ['maɪkɔːr]</text:p>
      <text:p text:style-name="P1">License:<text:tab/><text:span text:style-name="T23">Open Source Software</text:span><text:change-start text:change-id="ct362306560"/><text:span text:style-name="T27">, </text:span><text:span text:style-name="T55">licensed</text:span><text:span text:style-name="T27"> under </text:span><text:span text:style-name="T2">the </text:span><text:change-end text:change-id="ct362306560"/><text:change text:change-id="ct362306440"/><text:span text:style-name="T16">GNU General Public License</text:span> (GPL) </text:p>
      <text:p text:style-name="P2">Developers:<text:tab/><text:change-start text:change-id="ct362306320"/><text:span text:style-name="T26">The </text:span><text:change-end text:change-id="ct362306320"/><text:span text:style-name="T23">MyCoRe Community</text:span></text:p>
      <text:p text:style-name="P2">Website: <text:tab/><text:span text:style-name="T23">http://www.mycore.org</text:span></text:p>
      <text:p text:style-name="P2">Type:<text:tab/>Web application for <text:change text:change-id="ct362306200"/><text:change-start text:change-id="ct362306080"/><text:span text:style-name="T4">d</text:span><text:change-end text:change-id="ct362306080"/>igital <text:change text:change-id="ct362305840"/><text:change-start text:change-id="ct362305360"/><text:span text:style-name="T4">l</text:span><text:change-end text:change-id="ct362305360"/>ibraries, <text:change text:change-id="ct362304880"/><text:change-start text:change-id="ct362304400"/><text:span text:style-name="T4">c</text:span><text:change-end text:change-id="ct362304400"/>ontent <text:change text:change-id="ct362302960"/><text:change-start text:change-id="ct362306680"/><text:span text:style-name="T4">m</text:span><text:change-end text:change-id="ct362306680"/>anagement, <text:line-break/><text:tab/><text:change text:change-id="ct362306800"/><text:change-start text:change-id="ct362306920"/><text:span text:style-name="T4">d</text:span><text:change-end text:change-id="ct362306920"/>ocument <text:change text:change-id="ct362307040"/><text:change-start text:change-id="ct362307160"/><text:span text:style-name="T4">m</text:span><text:change-end text:change-id="ct362307160"/>anagement, <text:change text:change-id="ct362307280"/><text:change-start text:change-id="ct362307520"/><text:span text:style-name="T4">d</text:span><text:change-end text:change-id="ct362307520"/>ocument server, <text:change text:change-id="ct362307640"/><text:change-start text:change-id="ct362307760"/><text:span text:style-name="T4">p</text:span><text:change-end text:change-id="ct362307760"/>ublication server, <text:line-break/><text:tab/><text:change text:change-id="ct362307880"/><text:change-start text:change-id="ct362308000"/><text:span text:style-name="T3">d</text:span><text:change-end text:change-id="ct362308000"/><text:span text:style-name="T3">igital </text:span><text:change text:change-id="ct362308120"/><text:change-start text:change-id="ct362308240"/><text:span text:style-name="T3">a</text:span><text:change-end text:change-id="ct362308240"/>rchiv<text:change-start text:change-id="ct362308360"/><text:span text:style-name="T4">ing</text:span><text:change-end text:change-id="ct362308360"/><text:change text:change-id="ct362308480"/><text:change-start text:change-id="ct362307400"/><text:span text:style-name="T4"> solution</text:span><text:change-end text:change-id="ct362307400"/>, <text:change text:change-id="ct362308600"/><text:change-start text:change-id="ct362308720"/><text:span text:style-name="T4">i</text:span><text:change-end text:change-id="ct362308720"/>nstitutional <text:change text:change-id="ct362308840"/><text:change-start text:change-id="ct362308960"/><text:span text:style-name="T4">r</text:span><text:change-end text:change-id="ct362308960"/>epositories</text:p>
      <text:p text:style-name="P2">Language:<text:tab/>Language of MyCoRe application is <text:change text:change-id="ct362309200"/><text:change-start text:change-id="ct362309320"/><text:span text:style-name="T4">configurable</text:span><text:change-end text:change-id="ct362309320"/>, documentation is German</text:p>
      <text:p text:style-name="P3">LTS Release:<text:tab/>201<text:change text:change-id="ct363920680"/><text:change text:change-id="ct362309440"/><text:change-start text:change-id="ct410047880"/><text:span text:style-name="T5">8</text:span><text:change-end text:change-id="ct410047880"/>.0<text:change text:change-id="ct363921040"/><text:change text:change-id="ct363920920"/><text:change-start text:change-id="ct363921160"/><text:span text:style-name="T5">6</text:span><text:change-end text:change-id="ct363921160"/><text:change text:change-id="ct363921280"/><text:change-start text:change-id="ct363921400"/><text:span text:style-name="T5">.0</text:span><text:change-end text:change-id="ct363921400"/><text:change-start text:change-id="ct410047160"/><text:span text:style-name="T5">.1</text:span><text:change-end text:change-id="ct410047160"/><text:change-start text:change-id="ct363921520"/><text:span text:style-name="T5"> </text:span><text:change-end text:change-id="ct363921520"/>(<text:span text:style-name="T16">long term release</text:span>)</text:p>
      <text:p text:style-name="P2">Version:<text:tab/><text:span text:style-name="T6">201</text:span><text:change text:change-id="ct363921760"/><text:change text:change-id="ct363921640"/><text:change-start text:change-id="ct362303920"/><text:span text:style-name="T6">8</text:span><text:change-end text:change-id="ct362303920"/><text:span text:style-name="T6">.</text:span><text:change text:change-id="ct363922360"/><text:change text:change-id="ct363922240"/><text:change text:change-id="ct363922120"/><text:change text:change-id="ct363922000"/><text:change-start text:change-id="ct363922480"/><text:span text:style-name="T6">0</text:span><text:change-end text:change-id="ct363922480"/><text:change-start text:change-id="ct410882496"/><text:span text:style-name="T6">8</text:span><text:change-end text:change-id="ct410882496"/></text:p>
      <text:p text:style-name="P4">Operating system:<text:tab/><text:change text:change-id="ct363922720"/><text:change-start text:change-id="ct363922840"/>Linux, Mac OS X, Unix, Windows<text:change-end text:change-id="ct363922840"/></text:p>
      <text:p text:style-name="P5">System requirements:<text:tab/>Web <text:change text:change-id="ct363922960"/><text:change-start text:change-id="ct363923080"/><text:span text:style-name="T4">a</text:span><text:change-end text:change-id="ct363923080"/>pplication <text:change text:change-id="ct363923200"/><text:change-start text:change-id="ct363923320"/><text:span text:style-name="T4">s</text:span><text:change-end text:change-id="ct363923320"/>erver: <text:change-start text:change-id="ct363923440"/><text:line-break/><text:change-end text:change-id="ct363923440"/>Apache Tomcat, Jetty or <text:span text:style-name="T8">comparable web server</text:span><text:change-start text:change-id="ct363923560"/><text:span text:style-name="T8">, </text:span>Version 3.1<text:change-end text:change-id="ct363923560"/><text:line-break/>Database: <text:span text:style-name="T8">PostgreSQL, </text:span>MySQL, Oracle, IBM DB2, HSQLDB<text:change text:change-id="ct363923680"/> or other relational database management system<text:change-start text:change-id="ct363923800"/>, <text:span text:style-name="T56">that works with hibernate</text:span><text:change-end text:change-id="ct363923800"/><text:line-break/>Java <text:change text:change-id="ct363923920"/><text:change-start text:change-id="ct363924040"/><text:span text:style-name="T6">8</text:span><text:change-end text:change-id="ct363924040"/> SDK<text:change text:change-id="ct363924160"/><text:change-start text:change-id="ct363924280"/> <text:change-end text:change-id="ct363924280"/><text:change text:change-id="ct363924400"/><text:change-start text:change-id="ct363924520"/><text:span text:style-name="T7">and for development</text:span><text:change-end text:change-id="ct363924520"/><text:change-start text:change-id="ct363924640"/><text:span text:style-name="T7">: </text:span><text:change-end text:change-id="ct363924640"/><text:change text:change-id="ct363924760"/><text:span text:style-name="T7">Maven</text:span><text:change-start text:change-id="ct363924880"/><text:span text:style-name="T7"> </text:span><text:change-end text:change-id="ct363924880"/><text:change text:change-id="ct363925000"/><text:change-start text:change-id="ct363925120"/><text:span text:style-name="T7">and Git</text:span><text:change-end text:change-id="ct363925120"/><text:change-start text:change-id="ct363925240"/><text:line-break/><text:span text:style-name="T57">Solr-Server</text:span><text:change-end text:change-id="ct363925240"/></text:p>
      <text:p text:style-name="P6">Download:<text:tab/><text:span text:style-name="T50">http://mycore.org/download/</text:span><text:change-start text:change-id="ct363925360"/><text:span text:style-name="T50"> </text:span><text:change-end text:change-id="ct363925360"/><text:change-start text:change-id="ct363925480"/><text:span text:style-name="T50">and https://github.com/MyCoRe-Org</text:span><text:change-end text:change-id="ct363925480"/><text:span text:style-name="T50"><text:line-break/>http://mycore.de/documentation/getting_started/mir.html</text:span><text:change text:change-id="ct363925600"/></text:p>
      <text:p text:style-name="P7">Functionality:<text:tab/><text:span text:style-name="T51">The </text:span>MyCoRe <text:span text:style-name="T51">framework</text:span> provides functionality of <text:span text:style-name="T52">information repositories </text:span>and publication servers. Own web applications can be developed with MyCoRe by configurations and adjustments in XML, XSL <text:span text:style-name="T48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49"> An integrated viewing tool is provided for displaying images or high-resolution illustrations. </text:span>Standards are supported for metadata (like <text:span text:style-name="T43">MODS</text:span>) and for classifications (e.g. <text:span text:style-name="T16">Dewey Decimal Classification</text:span><text:span text:style-name="T42"> DDC</text:span>). Metadata models are adaptable and ex<text:change-start text:change-id="ct363925720"/><text:span text:style-name="T60">­</text:span><text:change-end text:change-id="ct363925720"/>pandable. Persistent identifiers (URN, <text:change text:change-id="ct363925840"/><text:change-start text:change-id="ct363925960"/><text:span text:style-name="T15">DOI</text:span><text:change-end text:change-id="ct363925960"/>) assure permanent access to the data. Interfaces to other systems are supported such as the <text:span text:style-name="T16">Open Archives</text:span><text:change text:change-id="ct363926080"/><text:change-start text:change-id="ct363926200"/><text:span text:style-name="T16"> </text:span><text:change-end text:change-id="ct363926200"/><text:span text:style-name="T16">Initiative Protocol for Metadata Harvesting</text:span> (OAI-PMH), the <text:span text:style-name="T16">Simple Web-service Offering Repository Deposit</text:span> (SWORD), <text:span text:style-name="T15">REST</text:span> or search engine robots. Access to MyCoRe applications can be controlled by user and rights management <text:span text:style-name="T53">with LDAP or shibboleth. </text:span><text:span text:style-name="T16">Access Control Lists</text:span> (ACL)<text:span text:style-name="T53"> </text:span>specif<text:span text:style-name="T53">y </text:span>what operations are allowed to be performed on <text:span text:style-name="T54">metadata or </text:span>objects.<text:change-start text:change-id="ct363926320"/></text:p>
      <text:p text:style-name="P13"><text:span text:style-name="T58">A</text:span>pplication:<text:tab/><text:span text:style-name="T9">MIR</text:span><text:span text:style-name="T10">, </text:span><text:span text:style-name="T11">the </text:span><text:span text:style-name="T12">M</text:span><text:span text:style-name="T13">ODS</text:span><text:span text:style-name="T12"> Institutional Repository </text:span><text:span text:style-name="T46">is based on the</text:span><text:span text:style-name="T44"> MyCoRe </text:span><text:span text:style-name="T46">f</text:span><text:span text:style-name="T44">rame</text:span><text:span text:style-name="T46">­</text:span><text:span text:style-name="T44">work. </text:span><text:span text:style-name="T46">This </text:span><text:change-end text:change-id="ct363926320"/><text:change-start text:change-id="ct363926560"/><text:span text:style-name="T46">out-of-the-box software solution </text:span><text:change-end text:change-id="ct363926560"/><text:change-start text:change-id="ct363926680"/><text:span text:style-name="T46">is </text:span><text:change-end text:change-id="ct363926680"/><text:change-start text:change-id="ct363926920"/><text:span text:style-name="T46">ready for installation and use.</text:span><text:span text:style-name="T44"> </text:span><text:span text:style-name="T47">Test the demo </text:span><text:span text:style-name="T46">version</text:span><text:span text:style-name="T45">:</text:span><text:span text:style-name="T12"> </text:span><text:span text:style-name="T59">http://mycore.org/mir</text:span><text:change-end text:change-id="ct363926920"/><text:change-start text:change-id="ct363927040"/><text:span text:style-name="T59"><text:line-break/>For more sample applications, see http://www.mycore.de/applications/list.html</text:span><text:change-end text:change-id="ct3639270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style:font-name="Times New Roman2" officeooo:rsid="002be605"/>
    </style:style>
    <style:style style:name="MT4" style:family="text">
      <style:text-properties fo:color="#4c4c4c" officeooo:rsid="0023de15"/>
    </style:style>
    <style:style style:name="MT5" style:family="text">
      <style:text-properties fo:color="#4c4c4c" officeooo:rsid="001b802b"/>
    </style:style>
    <style:style style:name="MT6" style:family="text">
      <style:text-properties fo:color="#4c4c4c" officeooo:rsid="003cc0bf"/>
    </style:style>
    <style:page-layout style:name="Mpm1">
      <style:page-layout-properties fo:page-width="21.001cm" fo:page-height="29.7cm" style:num-format="1" style:print-orientation="portrait" fo:margin-top="1cm" fo:margin-bottom="0.801cm" fo:margin-left="1.799cm" fo:margin-right="1.7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362305600" text:id="ct362305600">
            <text:insertion>
              <office:change-info>
                <dc:creator>Wiebke Oeltjen</dc:creator>
                <dc:date>2016-10-07T17:01:00</dc:date>
              </office:change-info>
            </text:insertion>
          </text:changed-region>
          <text:changed-region xml:id="ct362304640" text:id="ct362304640">
            <text:deletion>
              <office:change-info>
                <dc:creator>Wiebke Oeltjen</dc:creator>
                <dc:date>2017-02-02T15:45:00</dc:date>
              </office:change-info>
              <text:p text:style-name="Footer"><text:span text:style-name="MT4">6</text:span></text:p>
            </text:deletion>
          </text:changed-region>
          <text:changed-region xml:id="ct362305120" text:id="ct362305120">
            <text:deletion>
              <office:change-info>
                <dc:creator>Unbekannter Autor</dc:creator>
                <dc:date>2016-01-21T17:30:00</dc:date>
              </office:change-info>
              <text:p text:style-name="Footer"><text:span text:style-name="MT5">5</text:span></text:p>
            </text:deletion>
          </text:changed-region>
          <text:changed-region xml:id="ct362304160" text:id="ct362304160">
            <text:insertion>
              <office:change-info>
                <dc:creator>Wiebke Oeltjen</dc:creator>
                <dc:date>2018-01-11T17:14:00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</text:span><text:change-start text:change-id="ct362305600"/><text:span text:style-name="MT1"> </text:span><text:span text:style-name="MT3">®</text:span><text:change-end text:change-id="ct362305600"/><text:span text:style-name="MT1">, 201</text:span><text:change text:change-id="ct362304640"/><text:change text:change-id="ct362305120"/><text:change-start text:change-id="ct362304160"/><text:span text:style-name="MT6">8</text:span><text:change-end text:change-id="ct362304160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8-10-02T19:16:42.392000000</dc:date>
    <meta:editing-duration>PT21H20M45S</meta:editing-duration>
    <meta:editing-cycles>83</meta:editing-cycles>
    <meta:generator>LibreOffice/5.1.6.2$Windows_x86 LibreOffice_project/07ac168c60a517dba0f0d7bc7540f5afa45f0909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dc:creator>Wiebke Oeltjen</dc:creator>
    <meta:document-statistic meta:table-count="0" meta:image-count="1" meta:object-count="0" meta:page-count="1" meta:paragraph-count="15" meta:word-count="362" meta:character-count="2774" meta:non-whitespace-character-count="2416"/>
    <meta:user-defined meta:name="Info 1"/>
    <meta:user-defined meta:name="Info 2"/>
    <meta:user-defined meta:name="Info 3"/>
    <meta:user-defined meta:name="Info 4"/>
  </office:meta>
</office:document-meta>
</file>